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Kennwort bei Änderung des Profils</text:p>
          </table:table-cell>
          <table:table-cell table:style-name="ce1" office:value-type="string">
            <text:p>Birgit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Vergessenes Kennwort zurücksetzen</text:p>
          </table:table-cell>
          <table:table-cell table:style-name="ce1" office:value-type="string">
            <text:p>Birgit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Wusste nicht wie Liste abzuschließen ist</text:p>
          </table:table-cell>
          <table:table-cell table:style-name="ce1" office:value-type="string">
            <text:p>Sim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rtikelnummer ändert sich bei Änderung des Artikels</text:p>
          </table:table-cell>
          <table:table-cell table:style-name="ce1" office:value-type="string">
            <text:p>Tina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Wenn Liste voll ist Schaltfläche “nächster Artikel nicht anzeigen”</text:p>
          </table:table-cell>
          <table:table-cell table:style-name="ce1" office:value-type="string">
            <text:p>Tina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Reihenfolge der Artikel Etiketten</text:p>
          </table:table-cell>
          <table:table-cell table:style-name="ce1" office:value-type="string">
            <text:p>Ti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Infotexte von Deiner Besten eingeben, Termine, etc.</text:p>
          </table:table-cell>
          <table:table-cell table:style-name="ce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sicher, ob Korbfarbe gespeichert wurde</text:p>
          </table:table-cell>
          <table:table-cell office:value-type="string">
            <text:p>Simon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igene Schaltfläche 'abmelden'</text:p>
          </table:table-cell>
          <table:table-cell office:value-type="string">
            <text:p>Bernd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Deutschland im Profil vorbelegen</text:p>
          </table:table-cell>
          <table:table-cell table:style-name="ce1" office:value-type="string">
            <text:p>Birgit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uf der Home Page fehlen zwei Kommas</text:p>
          </table:table-cell>
          <table:table-cell table:style-name="ce1" office:value-type="string">
            <text:p>Ti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Z-Eingabe sucht automatisch den Ort</text:p>
          </table:table-cell>
          <table:table-cell office:value-type="string">
            <text:p>Birgi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nge im Profil um das Avatar zu ändern</text:p>
          </table:table-cell>
          <table:table-cell office:value-type="string">
            <text:p>Tina</text:p>
          </table:table-cell>
        </table:table-row>
        <table:table-row table:style-name="ro1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1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1">
          <table:table-cell table:style-name="ce1"/>
          <table:table-cell table:style-name="ce1" office:value-type="string">
            <text:p>Erstelle Artikel in Speichere Artikel umbenennen</text:p>
          </table:table-cell>
          <table:table-cell table:style-name="ce1" office:value-type="string">
            <text:p>Birgit</text:p>
          </table:table-cell>
        </table:table-row>
        <table:table-row table:style-name="ro1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1">
          <table:table-cell/>
          <table:table-cell office:value-type="string">
            <text:p>Benutzer suchen</text:p>
          </table:table-cell>
          <table:table-cell/>
        </table:table-row>
        <table:table-row table:style-name="ro1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1">
          <table:table-cell/>
          <table:table-cell office:value-type="string">
            <text:p>Liste freigeben. Beim Freigeben alle Artikel löschen</text:p>
          </table:table-cell>
          <table:table-cell/>
        </table:table-row>
        <table:table-row table:style-name="ro1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1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  <table:table-row table:style-name="ro1">
          <table:table-cell/>
          <table:table-cell office:value-type="string">
            <text:p>CSS-Styles löschen wegen IE Problem</text:p>
          </table:table-cell>
          <table:table-cell/>
        </table:table-row>
        <table:table-row table:style-name="ro1">
          <table:table-cell/>
          <table:table-cell office:value-type="string">
            <text:p>Die csv-Datei in tmp-Verzeichnis speichern</text:p>
          </table:table-cell>
          <table:table-cell/>
        </table:table-row>
        <table:table-row table:style-name="ro1">
          <table:table-cell/>
          <table:table-cell office:value-type="string">
            <text:p>csv-Dateien löschen wenn gesende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1T22:59:48</dc:date>
    <dc:creator>Pierre Sugar</dc:creator>
    <meta:editing-duration>P5DT3H42M59S</meta:editing-duration>
    <meta:editing-cycles>5</meta:editing-cycles>
    <meta:generator>LibreOffice/3.5$Linux_X86_64 LibreOffice_project/350m1$Build-2</meta:generator>
    <meta:printed-by>Pierre Sugar</meta:printed-by>
    <meta:print-date>2013-07-16T20:38:53</meta:print-date>
    <meta:document-statistic meta:table-count="3" meta:cell-count="79" meta:object-count="0"/>
  </office:meta>
</office:document-meta>
</file>